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3.30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50699"/>
    </style:style>
    <style:style style:name="P4" style:family="paragraph" style:parent-style-name="Standard" style:master-page-name="Standard">
      <style:paragraph-properties style:page-number="1"/>
      <style:text-properties fo:font-size="30pt" fo:font-weight="bold" style:font-size-asian="30pt" style:font-weight-asian="bold" style:font-size-complex="30pt" style:font-weight-complex="bold"/>
    </style:style>
    <style:style style:name="T1" style:family="text">
      <style:text-properties officeooo:rsid="001506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ample Report</text:p>
      <text:p text:style-name="Standard"/>
      <text:p text:style-name="Standard">Author: {d.author}</text:p>
      <text:p text:style-name="Standard">Date: {d.currentDate}</text:p>
      <text:p text:style-name="Standard"/>
      <text:p text:style-name="Standard">Description: {d.description}</text:p>
      <text:p text:style-name="Standard"/>
      <text:p text:style-name="Standard">Table of data</text:p>
      <text:p text:style-name="Standard"/>
      <text:p text:style-name="Standard"/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2">Warehouse</text:p>
          </table:table-cell>
          <table:table-cell table:style-name="Table1.A1" office:value-type="string">
            <text:p text:style-name="P2">Produce</text:p>
          </table:table-cell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Quantity</text:p>
          </table:table-cell>
          <table:table-cell table:style-name="Table1.A1" office:value-type="string">
            <text:p text:style-name="P2">Unit</text:p>
          </table:table-cell>
        </table:table-row>
        <table:table-row table:style-name="Table1.1">
          <table:table-cell table:style-name="Table1.A1" office:value-type="string">
            <text:p text:style-name="P2">{d.warehouse[i].warehouse}</text:p>
          </table:table-cell>
          <table:table-cell table:style-name="Table1.A1" office:value-type="string">
            <text:p text:style-name="P3">{d.warehouse[i].<text:span text:style-name="T1">produce</text:span>}</text:p>
          </table:table-cell>
          <table:table-cell table:style-name="Table1.A1" office:value-type="string">
            <text:p text:style-name="P3">{d.warehouse[i].<text:span text:style-name="T1">date</text:span>}</text:p>
          </table:table-cell>
          <table:table-cell table:style-name="Table1.A1" office:value-type="string">
            <text:p text:style-name="P3">{d.warehouse[i].<text:span text:style-name="T1">quantity</text:span>}</text:p>
          </table:table-cell>
          <table:table-cell table:style-name="Table1.A1" office:value-type="string">
            <text:p text:style-name="P3">{d.warehouse[i].<text:span text:style-name="T1">unit</text:span>}</text:p>
          </table:table-cell>
        </table:table-row>
        <table:table-row table:style-name="Table1.1">
          <table:table-cell table:style-name="Table1.A1" office:value-type="string">
            <text:p text:style-name="P1">{d.warehouse[i+1].warehouse}</text:p>
          </table:table-cell>
          <table:table-cell table:style-name="Table1.A1" office:value-type="string">
            <text:p text:style-name="P3">{d.warehouse[i+1].<text:span text:style-name="T1">produce</text:span>}</text:p>
          </table:table-cell>
          <table:table-cell table:style-name="Table1.A1" office:value-type="string">
            <text:p text:style-name="P3">{d.warehouse[i+1].<text:span text:style-name="T1">date</text:span>}</text:p>
          </table:table-cell>
          <table:table-cell table:style-name="Table1.A1" office:value-type="string">
            <text:p text:style-name="P3">{d.warehouse[i+1].<text:span text:style-name="T1">quantity</text:span>}</text:p>
          </table:table-cell>
          <table:table-cell table:style-name="Table1.A1" office:value-type="string">
            <text:p text:style-name="P3">{d.warehouse[i+1].<text:span text:style-name="T1">unit</text:span>}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dc:date>2019-11-23T17:16:26.403122507</dc:date>
    <meta:editing-duration>PT9M10S</meta:editing-duration>
    <meta:editing-cycles>4</meta:editing-cycles>
    <meta:document-statistic meta:table-count="1" meta:image-count="0" meta:object-count="0" meta:page-count="1" meta:paragraph-count="20" meta:word-count="26" meta:character-count="369" meta:non-whitespace-character-count="363"/>
  </office:meta>
</office:document-meta>
</file>